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8C300000CC7CF1AEA0C.png" manifest:media-type="image/png"/>
  <manifest:file-entry manifest:full-path="Pictures/10000201000008C300000CC743C1757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venir" svg:font-family="Souvenir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8d322" officeooo:paragraph-rsid="000beb67"/>
    </style:style>
    <style:style style:name="P2" style:family="paragraph" style:parent-style-name="Standard" style:master-page-name="Character_20_Record_20_Sheet">
      <style:paragraph-properties fo:text-align="center" style:justify-single-word="false" style:page-number="auto"/>
      <style:text-properties officeooo:rsid="0028d322" officeooo:paragraph-rsid="000beb67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officeooo:rsid="0028d322" officeooo:paragraph-rsid="000beb6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draw:frame draw:style-name="fr1" draw:name="Image1" text:anchor-type="paragraph" svg:width="6.6874in" svg:height="9.752in" draw:z-index="1"><draw:image xlink:href="Pictures/10000201000008C300000CC743C17572.png" xlink:type="simple" xlink:show="embed" xlink:actuate="onLoad"/></draw:frame></text:p>
      <text:p text:style-name="P3"><draw:frame draw:style-name="fr1" draw:name="Image2" text:anchor-type="paragraph" svg:width="6.6929in" svg:height="9.7602in" draw:z-index="0"><draw:image xlink:href="Pictures/10000201000008C300000CC7CF1AEA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ouvenir" svg:font-family="Souvenir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loext:contextual-spacing="false"/>
      <style:text-properties style:font-name="Souvenir" fo:font-family="Souvenir" style:font-style-name="Bold" style:font-pitch="variable" fo:font-size="130%" fo:font-weight="bold" style:font-size-asian="130%" style:font-weight-asian="bold" style:font-size-complex="130%" style:font-weight-complex="60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haracter_20_Record_20_Sheet" style:display-name="Character Record Sheet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1:05:46.604908491</meta:creation-date>
    <dc:date>2016-06-26T08:24:13.914539700</dc:date>
    <meta:editing-duration>PT10M39S</meta:editing-duration>
    <meta:editing-cycles>7</meta:editing-cycles>
    <meta:generator>LibreOffice/5.0.0.5$Linux_X86_64 LibreOffice_project/00m0$Build-5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